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3"/>
    <style:style style:name="P12" style:family="paragraph" style:parent-style-name="Standard" style:list-style-name="L2"/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67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98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63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96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94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62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9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289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621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учук Сергей Александрович</text:p>
      <text:p text:style-name="Standard">Проект buLocalization</text:p>
      <text:p text:style-name="Standard"/>
      <text:p text:style-name="Standard"/>
      <text:p text:style-name="P1">Примерное развитие утилиты к версии 2,0</text:p>
      <text:p text:style-name="Standard"/>
      <text:p text:style-name="Standard"/>
      <text:p text:style-name="Standard">Цели:</text:p>
      <text:list text:style-name="L1">
        <text:list-item>
          <text:p text:style-name="P2">реализация двух классов в виде DLL(это необходимо для раздельного пользования библиотекой и полезно для DLL-ок)</text:p>
        </text:list-item>
        <text:list-item>
          <text:p text:style-name="P2">динамическая подгрузка и отгрузка сборок имен с оптимизацией по скорости</text:p>
        </text:list-item>
        <text:list-item>
          <text:p text:style-name="P2">реализация на С++ и на Java</text:p>
        </text:list-item>
        <text:list-item>
          <text:p text:style-name="P2">поддержка формата</text:p>
        </text:list-item>
        <text:list-item>
          <text:p text:style-name="P2">внедрение версий</text:p>
        </text:list-item>
        <text:list-item>
          <text:p text:style-name="P2">поднятие стоимости до 30$</text:p>
        </text:list-item>
      </text:list>
      <text:p text:style-name="Standard"/>
      <text:p text:style-name="Standard">Требования к элементу управления</text:p>
      <text:list text:style-name="L2">
        <text:list-item>
          <text:p text:style-name="P8">возможность видеть и изменять следующие параметры</text:p>
        </text:list-item>
      </text:list>
      <text:list text:style-name="L3">
        <text:list-item>
          <text:p text:style-name="P10">объект</text:p>
        </text:list-item>
        <text:list-item>
          <text:p text:style-name="P10">степень сжатия</text:p>
        </text:list-item>
      </text:list>
      <text:p text:style-name="Standard"/>
      <text:list text:style-name="L2">
        <text:list-item>
          <text:p text:style-name="P8">возможность отключить видимость степени сжатия</text:p>
        </text:list-item>
        <text:list-item>
          <text:p text:style-name="P8">цветовое выделение по степени сжатия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Сергей Кучук</meta:initial-creator>
    <meta:creation-date>2007-07-09T19:25:58</meta:creation-date>
    <dc:creator>Сергей Кучук</dc:creator>
    <dc:date>2007-07-10T11:04:32</dc:date>
    <dc:language>ru-RU</dc:language>
    <meta:editing-cycles>3</meta:editing-cycles>
    <meta:editing-duration>PT8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76" meta:character-count="542"/>
  </office:meta>
</office:document-meta>
</file>